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list-style-name="L1">
      <style:paragraph-properties fo:line-height="150%"/>
      <style:text-properties officeooo:rsid="000b8cac" officeooo:paragraph-rsid="000ff39e"/>
    </style:style>
    <style:style style:name="P3" style:family="paragraph" style:parent-style-name="Standard">
      <style:paragraph-properties fo:line-height="150%"/>
      <style:text-properties officeooo:rsid="000d5b47" officeooo:paragraph-rsid="000d5b47"/>
    </style:style>
    <style:style style:name="P4" style:family="paragraph" style:parent-style-name="Standard">
      <style:paragraph-properties fo:line-height="150%"/>
      <style:text-properties officeooo:rsid="000e227b" officeooo:paragraph-rsid="000e227b"/>
    </style:style>
    <style:style style:name="P5" style:family="paragraph" style:parent-style-name="Standard">
      <style:paragraph-properties fo:line-height="150%"/>
      <style:text-properties officeooo:rsid="000e227b" officeooo:paragraph-rsid="001a0251"/>
    </style:style>
    <style:style style:name="P6" style:family="paragraph" style:parent-style-name="Standard" style:list-style-name="L1">
      <style:paragraph-properties fo:line-height="150%"/>
      <style:text-properties officeooo:rsid="001318d0" officeooo:paragraph-rsid="001318d0"/>
    </style:style>
    <style:style style:name="P7" style:family="paragraph" style:parent-style-name="Standard" style:list-style-name="L1">
      <style:paragraph-properties fo:line-height="150%"/>
      <style:text-properties officeooo:rsid="0014ce0b" officeooo:paragraph-rsid="0014ce0b"/>
    </style:style>
    <style:style style:name="P8" style:family="paragraph" style:parent-style-name="Standard" style:list-style-name="L1">
      <style:paragraph-properties fo:line-height="150%"/>
      <style:text-properties officeooo:rsid="00164104" officeooo:paragraph-rsid="00164104"/>
    </style:style>
    <style:style style:name="P9" style:family="paragraph" style:parent-style-name="Standard">
      <style:paragraph-properties fo:line-height="150%"/>
      <style:text-properties officeooo:rsid="001a0251" officeooo:paragraph-rsid="001a0251"/>
    </style:style>
    <style:style style:name="P10" style:family="paragraph" style:parent-style-name="Standard">
      <style:paragraph-properties fo:line-height="150%"/>
      <style:text-properties officeooo:rsid="001cf6e7" officeooo:paragraph-rsid="001cf6e7"/>
    </style:style>
    <style:style style:name="P11" style:family="paragraph" style:parent-style-name="Standard">
      <style:paragraph-properties fo:line-height="150%"/>
      <style:text-properties fo:font-weight="bold" officeooo:rsid="001cf6e7" officeooo:paragraph-rsid="001cf6e7" style:font-weight-asian="bold" style:font-weight-complex="bold"/>
    </style:style>
    <style:style style:name="P12" style:family="paragraph" style:parent-style-name="Standard">
      <style:paragraph-properties fo:line-height="150%" fo:text-align="center" style:justify-single-word="false"/>
      <style:text-properties fo:font-weight="bold" officeooo:rsid="000d261f" officeooo:paragraph-rsid="000d261f" style:font-weight-asian="bold" style:font-weight-complex="bold"/>
    </style:style>
    <style:style style:name="T1" style:family="text">
      <style:text-properties officeooo:rsid="000a905c"/>
    </style:style>
    <style:style style:name="T2" style:family="text">
      <style:text-properties fo:font-weight="bold" style:font-weight-asian="bold" style:font-weight-complex="bold"/>
    </style:style>
    <style:style style:name="T3" style:family="text">
      <style:text-properties fo:font-weight="bold" officeooo:rsid="001318d0"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318d0" style:font-weight-asian="normal" style:font-weight-complex="normal"/>
    </style:style>
    <style:style style:name="T6" style:family="text">
      <style:text-properties fo:font-weight="normal" officeooo:rsid="001a0251" style:font-weight-asian="normal" style:font-weight-complex="normal"/>
    </style:style>
    <style:style style:name="T7" style:family="text">
      <style:text-properties fo:font-weight="normal" officeooo:rsid="001b248d" style:font-weight-asian="normal" style:font-weight-complex="normal"/>
    </style:style>
    <style:style style:name="T8" style:family="text">
      <style:text-properties officeooo:rsid="000e8328"/>
    </style:style>
    <style:style style:name="T9" style:family="text">
      <style:text-properties officeooo:rsid="000ff39e"/>
    </style:style>
    <style:style style:name="T10" style:family="text">
      <style:text-properties officeooo:rsid="001151e2"/>
    </style:style>
    <style:style style:name="T11" style:family="text">
      <style:text-properties officeooo:rsid="0016c6d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Hacia un</text:span>a moneda social como instrumento de soberanía financiera de la economía social y solidaria</text:h>
      <text:p text:style-name="P1"/>
      <text:p text:style-name="P12">OTRA ECONOMIA YA EXISTE - OTRA MONEDA ES POSIBLE</text:p>
      <text:p text:style-name="P1"/>
      <text:h text:style-name="Heading_20_2" text:outline-level="2">¿Qué es una moneda social?</text:h>
      <text:p text:style-name="P3"/>
      <text:p text:style-name="P3">Una moneda social, o moneda libre, es un instrumento que reemplaza a la moneda oficial en grupos humanos que actúan como productores y consumidores en circuitos cerrados de intercambio de bienes y/o servicios, eliminando así el obstáculo de la escasez de dinero. A diferencia del dinero de curso legal, la moneda social no tiene interés, ni ofrece ventajas al ser acumulada, por lo que <text:s/>sirve a la producción y no a la especulación. Promueve la distribución de la riqueza y no su concentración, como ocurre en la economía dominante. </text:p>
      <text:p text:style-name="P1"/>
      <text:h text:style-name="Heading_20_2" text:outline-level="2">¿Es lo mismo que el trueque?</text:h>
      <text:p text:style-name="P1"/>
      <text:p text:style-name="P5">El trueque directo es es que se realiza sin usar dinero y puede darse cuando dos personas intercambian recíprocamente productos que el otro necesita. Esta <text:span text:style-name="T2">doble coincidencia</text:span><text:span text:style-name="T4"> es poco frecuente que se presente, por lo cual existen sistemas de trueque llamado </text:span><text:span text:style-name="T2">multirrecíproco</text:span><text:span text:style-name="T4"> </text:span><text:span text:style-name="T5">o </text:span><text:span text:style-name="T3">solidario</text:span><text:span text:style-name="T5">, </text:span><text:span text:style-name="T4">en los que su utiliza un medio de cambio, como bonos o vales aceptados libremente y de común acuerdo, para facilitar las transacciones. </text:span><text:span text:style-name="T6">Es lo que se hizo durante la década del noventa en el Club Global del Trueque, surgido en respuesta a la creciente recesión </text:span><text:span text:style-name="T7">y que llegó a involucrar a seis millones de usuarios, y a convertirse en una referencia mundial para este tipo de experiencias.</text:span><text:span text:style-name="T6">. </text:span></text:p>
      <text:p text:style-name="P4"><text:span text:style-name="T4"/></text:p>
      <text:h text:style-name="Heading_20_2" text:outline-level="2">¿Eso es legal?</text:h>
      <text:p text:style-name="P1"/>
      <text:p text:style-name="P4">La moneda social cumple algunas de las mismas funciones que tiene el dinero, como la de ser unidad de media y medio de cambio, para permitir que las capacidades productivas de unas personas se encuentren con las necesidades de consumo de otras, y así evitar la pobreza que deriva de la falta de trabajo y de dinero. Sin embargo nadie puede ser obligado a aceptar moneda social en pago de deudas, como ocurre con el dinero y no tiene validez para pagar impuestos o deudas. Su uso es completamente voluntario y consensual al interior de un grupo de personas que decide <text:soft-page-break/><text:span text:style-name="T8">libremente</text:span> adoptarla para facilitar sus intercambios. Por lo tanto, legalmente no es dinero y su emisión y uso no está en conflicto con ninguna ley. <text:span text:style-name="T8">En realidad ya existen muchos instrumentos similares implementados por empresas, como los bonos de descuento, las “millas” de las líneas aéreas, las tarjetas de puntos, los vouchers, los “tickets” para compra de alimentos, etc. </text:span></text:p>
      <text:p text:style-name="P1"/>
      <text:h text:style-name="Heading_20_2" text:outline-level="2">¿Para qué <text:span text:style-name="T9">adoptar</text:span> una moneda social?</text:h>
      <text:p text:style-name="P1"/>
      <text:list xml:id="list3205571325572197942" text:style-name="L1">
        <text:list-item>
          <text:p text:style-name="P2"><text:span text:style-name="T10">Para</text:span> constru<text:span text:style-name="T9">ir</text:span> nuevas relaciones sociales <text:span text:style-name="T9">mediante</text:span> instrumentos <text:span text:style-name="T9">autogestionados </text:span>por sus usuarios. </text:p>
        </text:list-item>
        <text:list-item>
          <text:p text:style-name="P2"><text:span text:style-name="T10">Para fomentar el</text:span> desarrollo local, <text:span text:style-name="T9">en la medida en que evita que la riqueza generada en un territorio o por un grupo humano se fugue hacia otros territorios, dado que su uso está restringido y no tiene validez fuera del mismo</text:span>. </text:p>
        </text:list-item>
        <text:list-item>
          <text:p text:style-name="P2"><text:span text:style-name="T10">Para</text:span> constru<text:span text:style-name="T10">ir</text:span> ciudadanía, <text:span text:style-name="T9">redefiniendo</text:span> los conceptos de riqueza, solidaridad y responsabilidad social.</text:p>
        </text:list-item>
        <text:list-item>
          <text:p text:style-name="P2"><text:span text:style-name="T10">Para</text:span> <text:span text:style-name="T9">emanciparnos </text:span>del paradigma de la escasez y <text:span text:style-name="T9">transitar hacia</text:span> <text:span text:style-name="T9">un</text:span> paradigma de la abundancia. <text:span text:style-name="T9">A diferencia del dinero oficial la moneda social no es escasa, porque los mismos usuarios son los que la emiten en proporción a sus necesidades y capacidades. </text:span></text:p>
        </text:list-item>
        <text:list-item>
          <text:p text:style-name="P6">Para liberarnos de la necesidad de crecimiento económico ilimitado que deriva del uso del dinero basado en deuda, y obliga a producir siempre más para pagar los intereses, llevando al consumismo y una demanda excesiva de recursos naturales sobre el Planeta.</text:p>
        </text:list-item>
        <text:list-item>
          <text:p text:style-name="P7">Para revalorizar y realizar las capacidades y saberes de las personas, que el mercado con frecuencia no aprecia. Todos somos hábiles y tenemos capacidades y saberes suficientes como para ofrecer algo de utilidad a otros a cambio de lo que necesitamos y no producimos nosotros mismos. </text:p>
        </text:list-item>
        <text:list-item>
          <text:p text:style-name="P8">Para tomar conciencia, en la práctica, de que no necesitamos a los bancos y que podemos construir desde abajo y sin pedir permiso un nuevo sistema financiero <text:span text:style-name="T11">distribuido, justo y solidario, </text:span>que sirva a las necesidades humanas <text:span text:style-name="T11">de todos y no a los intereses sectoriales de una minoría de privilegiados</text:span>. Porque la emisión de moneda debe ser un derecho humano. </text:p>
        </text:list-item>
      </text:list>
      <text:p text:style-name="P9"/>
      <text:p text:style-name="P11">Grupo promotor del Mercado de Trueque Solidario con moneda social</text:p>
      <text:p text:style-name="P10"><text:span text:style-name="T2">Contacto: </text:span><text:a xlink:type="simple" xlink:href="mailto:info@gopacifia.org" text:style-name="Internet_20_link" text:visited-style-name="Visited_20_Internet_20_Link">info@gopacifia.org</text:a>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5T16:59:12.200247622</meta:creation-date>
    <dc:date>2017-09-15T19:25:13.615947281</dc:date>
    <meta:editing-duration>PT2H25M49S</meta:editing-duration>
    <meta:editing-cycles>23</meta:editing-cycles>
    <meta:generator>LibreOffice/5.1.6.2$Linux_X86_64 LibreOffice_project/10m0$Build-2</meta:generator>
    <meta:document-statistic meta:table-count="0" meta:image-count="0" meta:object-count="0" meta:page-count="2" meta:paragraph-count="18" meta:word-count="677" meta:character-count="4083" meta:non-whitespace-character-count="3421"/>
  </office:meta>
</office:document-meta>
</file>